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4c9c7" officeooo:paragraph-rsid="0014c9c7"/>
    </style:style>
    <style:style style:name="P2" style:family="paragraph" style:parent-style-name="Preformatted_20_Text">
      <style:paragraph-properties fo:text-align="center" style:justify-single-word="false"/>
      <style:text-properties fo:font-size="14pt" fo:font-style="italic" officeooo:rsid="0014c9c7" officeooo:paragraph-rsid="0014c9c7" style:font-size-asian="14pt" style:font-style-asian="italic" style:font-size-complex="14pt" style:font-style-complex="italic"/>
    </style:style>
    <style:style style:name="P3" style:family="paragraph" style:parent-style-name="Preformatted_20_Text">
      <style:paragraph-properties fo:text-align="center" style:justify-single-word="false"/>
      <style:text-properties fo:font-size="14pt" fo:font-style="italic" fo:font-weight="normal" officeooo:rsid="001693d7" officeooo:paragraph-rsid="001693d7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font-size="14pt" fo:font-style="italic" fo:font-weight="normal" officeooo:rsid="001693d7" officeooo:paragraph-rsid="001693d7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Preformatted_20_Text">
      <style:paragraph-properties fo:text-align="center" style:justify-single-word="false"/>
      <style:text-properties style:font-name="arial" fo:font-size="16pt" fo:font-weight="bold" officeooo:rsid="0014c9c7" officeooo:paragraph-rsid="0014c9c7" style:font-size-asian="16pt" style:font-weight-asian="bold" style:font-size-complex="16pt" style:font-weight-complex="bold"/>
    </style:style>
    <style:style style:name="P6" style:family="paragraph" style:parent-style-name="Preformatted_20_Text">
      <style:text-properties style:text-underline-style="solid" style:text-underline-width="auto" style:text-underline-color="font-color" fo:font-weight="bold" officeooo:rsid="0014c9c7" officeooo:paragraph-rsid="0014c9c7" style:font-weight-asian="bold" style:font-weight-complex="bold"/>
    </style:style>
    <style:style style:name="P7" style:family="paragraph" style:parent-style-name="Preformatted_20_Text">
      <style:paragraph-properties fo:text-align="start" style:justify-single-word="false"/>
      <style:text-properties fo:font-size="10pt" fo:font-style="normal" fo:font-weight="normal" officeooo:rsid="001693d7" officeooo:paragraph-rsid="001693d7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163321"/>
    </style:style>
    <style:style style:name="T2" style:family="text">
      <style:text-properties officeooo:rsid="001693d7"/>
    </style:style>
    <style:style style:name="T3" style:family="text">
      <style:text-properties fo:font-size="10pt" fo:font-style="normal" style:font-size-asian="10pt" style:font-style-asian="normal" style:font-size-complex="10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g Web II</text:p>
      <text:p text:style-name="P1"/>
      <text:p text:style-name="P1">João Sla sla</text:p>
      <text:p text:style-name="P1">Email: <text:a xlink:type="simple" xlink:href="mailto:joao@etec.com.br" text:style-name="Internet_20_link" text:visited-style-name="Visited_20_Internet_20_Link">joao@etec.com.br</text:a></text:p>
      <text:p text:style-name="P1"/>
      <text:p text:style-name="P6">*já amo muito meu deus*</text:p>
      <text:p text:style-name="P1"/>
      <text:p text:style-name="P2"><text:span text:style-name="T1">Conteúdo</text:span>:</text:p>
      <text:p text:style-name="P2"/>
      <text:p text:style-name="P1">- Introdução a scripts server-side</text:p>
      <text:p text:style-name="P1">- <text:span text:style-name="T1">Variáveis</text:span> e tipos de dados</text:p>
      <text:p text:style-name="P1">- Comunicação entre navegadores e aplicação</text:p>
      <text:p text:style-name="P1">- <text:span text:style-name="T2">Persistência</text:span> em banco de dados</text:p>
      <text:p text:style-name="P1">- Modularização e organização de Programas</text:p>
      <text:p text:style-name="P1"/>
      <text:p text:style-name="P2">Avaliação:</text:p>
      <text:p text:style-name="P1">- Atividades Praticas</text:p>
      <text:p text:style-name="P1">- <text:span text:style-name="T1">Questionários(diário)</text:span></text:p>
      <text:p text:style-name="P1">- <text:span text:style-name="T1">Exercícios(Muitos exercícios)</text:span></text:p>
      <text:p text:style-name="P1">- Projeto Final</text:p>
      <text:p text:style-name="P1">- Observação Direta</text:p>
      <text:p text:style-name="P1"/>
      <text:p text:style-name="P3">Plantão:</text:p>
      <text:p text:style-name="P4">- <text:span text:style-name="T3">Terça feira</text:span></text:p>
      <text:p text:style-name="P7">- 19H a 21h</text:p>
      <text:p text:style-name="P7">- Agendar por e-mail</text:p>
      <text:p text:style-name="P7"/>
      <text:p text:style-name="P3">Google Classroom:</text:p>
      <text:p text:style-name="P7">- Materias das aulas, questionarios, exercicios, etc…</text:p>
      <text:p text:style-name="P7">- Dados de acesso enviados para o e-mail institucional</text:p>
      <text:p text:style-name="P7">- url: classroom,google.com</text:p>
      <text:p text:style-name="P7">- Logar com a conta @etecia.com.nr</text:p>
      <text:p text:style-name="P7">- Codigo de acesso: j0yewa</text:p>
      <text:p text:style-name="P7">- Conta: <text:a xlink:type="simple" xlink:href="mailto:joao.watson@etecia.com.br" text:style-name="Internet_20_link" text:visited-style-name="Visited_20_Internet_20_Link">joao.watson@etecia.com.br</text:a></text:p>
      <text:p text:style-name="P7">- Senha: Etecia@23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26T21:44:44.530105633</dc:date>
    <meta:editing-duration>PT47M57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28" meta:word-count="108" meta:character-count="692" meta:non-whitespace-character-count="612"/>
  </office:meta>
</office:document-meta>
</file>